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6"/>
    <style:style style:name="P6" style:family="paragraph" style:parent-style-name="Standard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Storm Setup</text:p>
      <text:p text:style-name="Standard"/>
      <text:p text:style-name="Standard">To setup a Apache Storm cluster you need to go over 4 steps:</text:p>
      <text:list xml:id="list5779888355346955110" text:style-name="L1">
        <text:list-item>
          <text:p text:style-name="P2">Setup a Zookeeper Cluster (/Server)</text:p>
        </text:list-item>
        <text:list-item>
          <text:p text:style-name="P2">Install dependencies on the Nimbus and Supervisor nodes</text:p>
        </text:list-item>
        <text:list-item>
          <text:p text:style-name="P2">Download and configure Storm on Nimbus and Supervisor nodes</text:p>
        </text:list-item>
        <text:list-item>
          <text:p text:style-name="P2">Launching the node processes under supervision</text:p>
        </text:list-item>
      </text:list>
      <text:p text:style-name="Standard"/>
      <text:list xml:id="list4777286057783128612" text:style-name="L2">
        <text:list-item>
          <text:p text:style-name="P3">Depending on how big your Storm Cluster will be you have to determine the number of Supervisor nodes you want to use. In cases of small cluster you can have a Zookeeper cluster which consists of only one Zookeeper server.</text:p>
          <text:p text:style-name="P3">The download can be found here:</text:p>
        </text:list-item>
        <text:list-item>
          <text:p text:style-name="P3">The dependencies for running the Supervisor client / Nimbus server are:</text:p>
        </text:list-item>
      </text:list>
      <text:list xml:id="list1388320839430441429" text:style-name="L3">
        <text:list-item>
          <text:p text:style-name="P4">Java 6</text:p>
        </text:list-item>
        <text:list-item>
          <text:p text:style-name="P4">Python 2.6.6</text:p>
        </text:list-item>
      </text:list>
      <text:p text:style-name="Standard"><text:tab/>Hint: While we were setting up our cluster we used the latest versions of Java and Python 2 <text:tab/>and everything worked just fine.</text:p>
      <text:list xml:id="list4609320623211777930" text:style-name="L6">
        <text:list-item>
          <text:p text:style-name="P5">After installing dependencies you have to download Apache Storm onto your Nimbus</text:p>
          <text:p text:style-name="P5">and your Supervisor machines.</text:p>
        </text:list-item>
      </text:list>
      <text:p text:style-name="Standard"><text:tab/>Additionaly you have to type in the ip or hostname of the Nimbus server in the config file <text:tab/>which lies in apache-storm\conf\storm.yaml so that you Supervisors can find the Nimbus <text:tab/>Server.</text:p>
      <text:p text:style-name="Standard"><text:tab/>The Nimbus server itself does not have any information about the Supervisor clients which <text:tab/>will be connected to him.</text:p>
      <text:list xml:id="list783395085204987156" text:style-name="L7">
        <text:list-item>
          <text:p text:style-name="P6">For the last step we want to have a software which is launching our Nimbus / Supervisor / Zookeeper clients under supervision. This means that everytime they crash, they will be restarted immediately. This is most important for Zookeeper server which is exiting after every Exception.</text:p>
        </text:list-item>
      </text:list>
      <text:p text:style-name="Standard"><text:tab/>Some possible supervisor softwares are: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13S</meta:editing-duration>
    <meta:editing-cycles>6</meta:editing-cycles>
    <meta:generator>OpenOffice/4.1.1$Win32 OpenOffice.org_project/411m6$Build-9775</meta:generator>
    <dc:date>2015-11-03T09:55:09.94</dc:date>
    <dc:creator>Philipp Oldenburg</dc:creator>
    <meta:document-statistic meta:table-count="0" meta:image-count="0" meta:object-count="0" meta:page-count="1" meta:paragraph-count="19" meta:word-count="255" meta:character-count="1493"/>
    <meta:user-defined meta:name="Info 1"/>
    <meta:user-defined meta:name="Info 2"/>
    <meta:user-defined meta:name="Info 3"/>
    <meta:user-defined meta:name="Info 4"/>
  </office:meta>
</office:document-meta>
</file>